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80515" officeooo:paragraph-rsid="00180515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officeooo:rsid="001a32c2" officeooo:paragraph-rsid="001a32c2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86f46" officeooo:paragraph-rsid="0019d37e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1c27b4" officeooo:paragraph-rsid="001c27b4" style:font-weight-asian="bold" style:font-name-complex="Arial"/>
    </style:style>
    <style:style style:name="T1" style:family="text">
      <style:text-properties officeooo:rsid="00180515"/>
    </style:style>
    <style:style style:name="T2" style:family="text">
      <style:text-properties officeooo:rsid="00092a0f"/>
    </style:style>
    <style:style style:name="T3" style:family="text">
      <style:text-properties officeooo:rsid="0019d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Personal técnic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3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2">Gestión de incidencias</text:p>
          </table:table-cell>
          <table:covered-table-cell/>
          <table:table-cell table:style-name="Tabla1.D4" table:number-columns-spanned="5" office:value-type="string">
            <text:p text:style-name="P20">CU-Crear in<text:span text:style-name="T2">cid</text:span>encia, CU-<text:span text:style-name="T3">Modificar</text:span>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2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Cerrar una incidencia técnica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técnico indica que una incidencia técnica previamente notificada ha sido solucionada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10">Usuario: indica quequiere cerr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1">2</text:p>
          </table:table-cell>
          <table:table-cell table:style-name="Tabla4.D3" office:value-type="string">
            <text:p text:style-name="P10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10">Usuario:elige la incidencia a cerrar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10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17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17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17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8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8"/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1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0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0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8T17:49:52.921879061</dc:date>
    <meta:editing-cycles>8</meta:editing-cycles>
    <meta:editing-duration>PT21M22S</meta:editing-duration>
    <meta:generator>LibreOffice/5.4.5.1$Linux_X86_64 LibreOffice_project/40m0$Build-1</meta:generator>
    <meta:document-statistic meta:table-count="7" meta:image-count="0" meta:object-count="0" meta:page-count="1" meta:paragraph-count="49" meta:word-count="132" meta:character-count="890" meta:non-whitespace-character-count="807"/>
  </office:meta>
</office:document-meta>
</file>